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7">
      <style:paragraph-properties fo:line-height="115%">
        <style:tab-stops>
          <style:tab-stop style:position="6.5in" style:type="right"/>
        </style:tab-stops>
      </style:paragraph-properties>
    </style:style>
    <style:style style:name="P2" style:family="paragraph" style:parent-style-name="List_20_Paragraph" style:list-style-name="WWNum7">
      <style:paragraph-properties fo:line-height="0.2008in">
        <style:tab-stops>
          <style:tab-stop style:position="1.0811in"/>
          <style:tab-stop style:position="1.0819in"/>
        </style:tab-stops>
      </style:paragraph-properties>
    </style:style>
    <style:style style:name="P3" style:family="paragraph" style:parent-style-name="List_20_Paragraph" style:list-style-name="WWNum7">
      <style:paragraph-properties fo:margin-left="1in" fo:margin-right="0.8909in" fo:line-height="106%" fo:text-indent="-0.25in" style:auto-text-indent="false">
        <style:tab-stops>
          <style:tab-stop style:position="1.0811in"/>
          <style:tab-stop style:position="1.0819in"/>
          <style:tab-stop style:position="7in" style:type="right"/>
        </style:tab-stops>
      </style:paragraph-properties>
    </style:style>
    <style:style style:name="P4" style:family="paragraph" style:parent-style-name="List_20_Paragraph" style:list-style-name="WWNum7">
      <style:paragraph-properties fo:margin-left="1in" fo:margin-right="0.7693in" fo:margin-top="0.0055in" fo:margin-bottom="0in" loext:contextual-spacing="false" fo:line-height="106%" fo:text-indent="-0.25in" style:auto-text-indent="false">
        <style:tab-stops>
          <style:tab-stop style:position="1.0811in"/>
          <style:tab-stop style:position="1.0819in"/>
          <style:tab-stop style:position="7in" style:type="right"/>
        </style:tab-stops>
      </style:paragraph-properties>
    </style:style>
    <style:style style:name="P5" style:family="paragraph" style:parent-style-name="List_20_Paragraph" style:list-style-name="WWNum9">
      <style:paragraph-properties fo:margin-left="1in" fo:margin-right="0.8902in" fo:line-height="107%" fo:text-indent="-0.25in" style:auto-text-indent="false">
        <style:tab-stops>
          <style:tab-stop style:position="1.0811in"/>
          <style:tab-stop style:position="1.0819in"/>
          <style:tab-stop style:position="6.5in" style:type="right"/>
        </style:tab-stops>
      </style:paragraph-properties>
    </style:style>
    <style:style style:name="P6" style:family="paragraph" style:parent-style-name="Standard">
      <style:paragraph-properties fo:line-height="115%"/>
      <style:text-properties style:font-name="Georgia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.0555in" fo:margin-bottom="0in" loext:contextual-spacing="false" fo:text-align="center" style:justify-single-word="false"/>
    </style:style>
    <style:style style:name="P8" style:family="paragraph" style:parent-style-name="Standard">
      <style:paragraph-properties fo:margin-top="0.0555in" fo:margin-bottom="0in" loext:contextual-spacing="false" fo:text-align="center" style:justify-single-word="false"/>
      <style:text-properties style:font-name="Georgia" fo:font-size="12pt" style:font-size-asian="12pt" style:font-size-complex="12pt"/>
    </style:style>
    <style:style style:name="P9" style:family="paragraph" style:parent-style-name="Standard" style:master-page-name="Standard">
      <style:paragraph-properties fo:margin-top="0.0555in" fo:margin-bottom="0in" loext:contextual-spacing="false" fo:text-align="center" style:justify-single-word="false" style:page-number="auto">
        <style:tab-stops>
          <style:tab-stop style:position="6.0626in"/>
        </style:tab-stops>
      </style:paragraph-properties>
      <style:text-properties officeooo:rsid="0008278f" officeooo:paragraph-rsid="0008278f"/>
    </style:style>
    <style:style style:name="P10" style:family="paragraph" style:parent-style-name="Standard">
      <style:paragraph-properties fo:line-height="115%" fo:padding-left="0in" fo:padding-right="0in" fo:padding-top="0in" fo:padding-bottom="0.0138in" fo:border-left="none" fo:border-right="none" fo:border-top="none" fo:border-bottom="0.74pt solid #000000"/>
    </style:style>
    <style:style style:name="P11" style:family="paragraph" style:parent-style-name="Standard">
      <style:paragraph-properties fo:margin-left="0in" fo:margin-right="0in" fo:line-height="115%" fo:text-indent="0.5in" style:auto-text-indent="false">
        <style:tab-stops>
          <style:tab-stop style:position="7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line-height="115%" fo:text-align="start" style:justify-single-word="false" fo:text-indent="0.5in" style:auto-text-indent="false">
        <style:tab-stops>
          <style:tab-stop style:position="7.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line-height="115%" fo:text-indent="0.5in" style:auto-text-indent="false">
        <style:tab-stops/>
      </style:paragraph-properties>
      <style:text-properties officeooo:paragraph-rsid="00098b9a"/>
    </style:style>
    <style:style style:name="P14" style:family="paragraph" style:parent-style-name="Standard">
      <style:paragraph-properties fo:margin-left="0in" fo:margin-right="0in" fo:line-height="115%" fo:text-indent="1in" style:auto-text-indent="false">
        <style:tab-stops>
          <style:tab-stop style:position="7in" style:type="right"/>
        </style:tab-stops>
      </style:paragraph-properties>
    </style:style>
    <style:style style:name="P15" style:family="paragraph" style:parent-style-name="Standard">
      <style:paragraph-properties fo:margin-left="0in" fo:margin-right="0.8909in" fo:line-height="106%" fo:text-indent="0in" style:auto-text-indent="false">
        <style:tab-stops>
          <style:tab-stop style:position="1.0811in"/>
          <style:tab-stop style:position="1.0819in"/>
        </style:tab-stops>
      </style:paragraph-properties>
      <style:text-properties style:font-name="Georgia" fo:font-size="12pt" style:font-size-asian="12pt" style:text-scale="105%"/>
    </style:style>
    <style:style style:name="P16" style:family="paragraph" style:parent-style-name="Standard">
      <style:paragraph-properties fo:margin-left="0in" fo:margin-right="0.8902in" fo:line-height="107%" fo:text-indent="0.5in" style:auto-text-indent="false">
        <style:tab-stops>
          <style:tab-stop style:position="1.0811in"/>
          <style:tab-stop style:position="1.0819in"/>
          <style:tab-stop style:position="6.5in" style:type="right"/>
        </style:tab-stops>
      </style:paragraph-properties>
    </style:style>
    <style:style style:name="P17" style:family="paragraph" style:parent-style-name="Standard">
      <style:paragraph-properties fo:margin-left="0in" fo:margin-right="0.8626in" fo:margin-top="0.0189in" fo:margin-bottom="0in" loext:contextual-spacing="false" fo:line-height="106%" fo:text-indent="0.5in" style:auto-text-indent="false"/>
    </style:style>
    <style:style style:name="T1" style:family="text">
      <style:text-properties style:font-name="Georgia"/>
    </style:style>
    <style:style style:name="T2" style:family="text">
      <style:text-properties style:font-name="Georgia" fo:font-size="18pt" fo:font-weight="bold" style:font-size-asian="18pt" style:font-weight-asian="bold" style:font-size-complex="18pt" style:font-weight-complex="bold" style:text-scale="105%"/>
    </style:style>
    <style:style style:name="T3" style:family="text">
      <style:text-properties style:font-name="Georgia" fo:font-size="12pt" fo:letter-spacing="-0.0016in" style:font-size-asian="12pt" style:font-size-complex="12pt"/>
    </style:style>
    <style:style style:name="T4" style:family="text">
      <style:text-properties style:font-name="Georgia" fo:font-size="12pt" fo:letter-spacing="-0.0016in" officeooo:rsid="0008278f" style:font-size-asian="12pt" style:font-size-complex="12pt"/>
    </style:style>
    <style:style style:name="T5" style:family="text">
      <style:text-properties style:font-name="Georgia" fo:font-size="12pt" style:font-size-asian="12pt" style:font-size-complex="12pt"/>
    </style:style>
    <style:style style:name="T6" style:family="text">
      <style:text-properties style:font-name="Georgia" fo:font-size="12pt" fo:background-color="#ffffff" loext:char-shading-value="0" style:font-size-asian="12pt" style:font-name-complex="Segoe UI" style:font-size-complex="12pt" loext:padding="0in" loext:border="none"/>
    </style:style>
    <style:style style:name="T7" style:family="text">
      <style:text-properties style:font-name="Georgia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Georgia" fo:font-weight="bold" style:font-weight-asian="bold" style:font-weight-complex="bold"/>
    </style:style>
    <style:style style:name="T9" style:family="text">
      <style:text-properties style:font-name="Georgia" fo:font-weight="bold" style:font-weight-asian="bold" style:font-weight-complex="bold" style:text-scale="105%"/>
    </style:style>
    <style:style style:name="T10" style:family="text">
      <style:text-properties style:font-name="Georgia" fo:font-weight="bold" officeooo:rsid="00098b9a" style:font-weight-asian="bold" style:font-weight-complex="bold"/>
    </style:style>
    <style:style style:name="T11" style:family="text">
      <style:text-properties style:font-name="Georgia" fo:font-weight="bold" style:font-weight-asian="bold" style:text-scale="110%"/>
    </style:style>
    <style:style style:name="T12" style:family="text">
      <style:text-properties style:font-name="Georgia" style:text-underline-style="solid" style:text-underline-width="auto" style:text-underline-color="font-color"/>
    </style:style>
    <style:style style:name="T13" style:family="text">
      <style:text-properties style:font-name="Georgia" style:text-underline-style="solid" style:text-underline-width="auto" style:text-underline-color="font-color" fo:font-weight="bold" officeooo:rsid="00098b9a" style:font-weight-asian="bold" style:font-weight-complex="bold"/>
    </style:style>
    <style:style style:name="T14" style:family="text">
      <style:text-properties style:font-name="Georgia" style:text-scale="105%"/>
    </style:style>
    <style:style style:name="T15" style:family="text">
      <style:text-properties style:font-name="Georgia" style:text-scale="110%"/>
    </style:style>
    <style:style style:name="T16" style:family="text">
      <style:text-properties style:font-name="Georgia" fo:letter-spacing="-0.0063in" style:text-scale="11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{firstName}</text:span></text:p>
      <text:p text:style-name="P7"><text:span text:style-name="T4">{phoneNumber}</text:span><text:span text:style-name="T3"> • </text:span><text:span text:style-name="T4">{email}</text:span></text:p>
      <text:p text:style-name="P7"><text:span text:style-name="vanity-name_5f__5f_domain"><text:span text:style-name="T6">linkedin.com/in/ryan-wahle </text:span></text:span><text:span text:style-name="T3">• <text:s/></text:span><text:span text:style-name="T5">github.com/Derbzzzzzz</text:span></text:p>
      <text:p text:style-name="P8"/>
      <text:p text:style-name="P10"><text:span text:style-name="T7">Education</text:span></text:p>
      <text:p text:style-name="P12"><text:span text:style-name="T8">Bachelor of Science in Computer Science<text:tab/></text:span><text:span text:style-name="T12">University of Missouri-Columbia</text:span></text:p>
      <text:p text:style-name="P13"><text:span text:style-name="T8">Bachelor of Science in Stat</text:span><text:span text:style-name="T10">istics </text:span><text:span text:style-name="T1">GPA: 4.00/4.00</text:span></text:p>
      <text:p text:style-name="P14"><text:span text:style-name="T1">Minors: Mathematics<text:tab/>December 2025</text:span></text:p>
      <text:p text:style-name="P14"><text:span text:style-name="T5"><text:tab/></text:span></text:p>
      <text:p text:style-name="P10"><text:span text:style-name="T7">Work Experience</text:span></text:p>
      <text:p text:style-name="P11"><text:span text:style-name="T8">Career Specialist</text:span><text:span text:style-name="T1"><text:tab/>Columbia, Missouri</text:span></text:p>
      <text:p text:style-name="P11"><text:span text:style-name="T12">University of Missouri – Career Center</text:span><text:span text:style-name="T1"><text:tab/>September 2022 – Present</text:span></text:p>
      <text:list xml:id="list2965193467" text:style-name="WWNum7">
        <text:list-item>
          <text:p text:style-name="P1"><text:span text:style-name="T1">Verified payments using Microsoft Excel, emailed clients about transaction details, and aided in issuing larger account charges, helping maintain our primary income flow</text:span></text:p>
        </text:list-item>
        <text:list-item>
          <text:p text:style-name="P1"><text:span text:style-name="T1">Learned how to deploy knowledge of resumes, cover letters, and career assessments to help empower students and increase employment chances</text:span></text:p>
        </text:list-item>
        <text:list-item>
          <text:p text:style-name="P1"><text:span text:style-name="T14">Furthered ability to work in teams and groups through real-life experiences</text:span></text:p>
        </text:list-item>
      </text:list>
      <text:p text:style-name="P6"/>
      <text:p text:style-name="P10"><text:span text:style-name="T7">Involvement</text:span></text:p>
      <text:p text:style-name="P11"><text:span text:style-name="T11">Member/Club Leader<text:tab/></text:span><text:span text:style-name="T1">Columbia, Missouri</text:span></text:p>
      <text:p text:style-name="P11"><text:span text:style-name="T12">Missouri Computing Association</text:span><text:span text:style-name="T1"><text:tab/> August 2022 – Present</text:span></text:p>
      <text:list xml:id="list112907364282286" text:continue-numbering="true" text:style-name="WWNum7">
        <text:list-item>
          <text:p text:style-name="P3"><text:span text:style-name="T15">Organized</text:span><text:span text:style-name="T16"> </text:span><text:span text:style-name="T15">and led weekly meetings on various front-end topics such as HTML, CSS, and JavaScript</text:span></text:p>
        </text:list-item>
        <text:list-item>
          <text:p text:style-name="P4"><text:span text:style-name="T14">Expanded overall web development knowledge via interaction with peers and personal projects</text:span></text:p>
        </text:list-item>
        <text:list-item>
          <text:p text:style-name="P2"><text:span text:style-name="T14">Attended various clubs meetings to enhance understanding of a wide variety of computer science topics, including machine learning, AI, and object-oriented programming</text:span></text:p>
        </text:list-item>
      </text:list>
      <text:p text:style-name="P15"/>
      <text:p text:style-name="P10"><text:span text:style-name="T7">Projects</text:span></text:p>
      <text:p text:style-name="P16"><text:span text:style-name="T9">Weather Web App</text:span></text:p>
      <text:list xml:id="list1247952718" text:style-name="WWNum9">
        <text:list-item>
          <text:p text:style-name="P5"><text:span text:style-name="T14">Utilized asynchronous JavaScript for making API calls to retrieve weather data upon user search request</text:span></text:p>
        </text:list-item>
        <text:list-item>
          <text:p text:style-name="P5"><text:span text:style-name="T14">Added responsiveness via CSS to website elements to ensure better user experience on various screen sizes and on mobile</text:span></text:p>
        </text:list-item>
      </text:list>
      <text:p text:style-name="P16"><text:span text:style-name="T9">Tiger Trail Game</text:span></text:p>
      <text:list xml:id="list112908651404372" text:continue-numbering="true" text:style-name="WWNum9">
        <text:list-item>
          <text:p text:style-name="P5"><text:span text:style-name="T14">Utilized Flask to coordinate the python back-end with the website front-end</text:span></text:p>
        </text:list-item>
        <text:list-item>
          <text:p text:style-name="P5"><text:span text:style-name="T14">Communicated with three teammates in the TigerHacks 2022 Hackathon and adapted to changes in the tech stack</text:span></text:p>
        </text:list-item>
      </text:list>
      <text:p text:style-name="P16"><text:span text:style-name="T9">To-do List Website</text:span></text:p>
      <text:list xml:id="list112908914735527" text:continue-numbering="true" text:style-name="WWNum9">
        <text:list-item>
          <text:p text:style-name="P5"><text:span text:style-name="T14">Employed Webpack via npm to support bundling of multiple JavaScript modules used in project creation</text:span></text:p>
        </text:list-item>
        <text:list-item>
          <text:p text:style-name="P5"><text:span text:style-name="T14">Used localStorage to allow for maintenance of client data across browser sessions</text:span></text:p>
        </text:list-item>
      </text:list>
      <text:p text:style-name="P10"><text:soft-page-break/><text:span text:style-name="T7">Skills</text:span></text:p>
      <text:p text:style-name="P17"><text:span text:style-name="T8">Languages: </text:span><text:span text:style-name="T1">C, Python, HTML/CSS, JavaScript, SQL</text:span></text:p>
      <text:p text:style-name="P17"><text:span text:style-name="T8">Tools: </text:span><text:span text:style-name="T1">Git, GitHub, Webpack, Exce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5811in" fo:margin-right="0in" fo:text-indent="0in" style:auto-text-indent="false"/>
      <style:text-properties style:font-name="Cambria" fo:font-family="Cambria" style:font-family-generic="roman" style:font-pitch="variable" fo:font-size="13.5pt" style:font-name-asian="Cambria1" style:font-family-asian="Cambria" style:font-family-generic-asian="system" style:font-pitch-asian="variable" style:font-size-asian="13.5pt" style:font-name-complex="Cambria1" style:font-family-complex="Cambria" style:font-family-generic-complex="system" style:font-pitch-complex="variable" style:font-size-complex="13.5pt"/>
    </style:style>
    <style:style style:name="List_20_Paragraph" style:display-name="List Paragraph" style:family="paragraph" style:parent-style-name="Standard" style:default-outline-level="">
      <style:paragraph-properties fo:margin-left="1.0811in" fo:margin-right="0in" fo:text-indent="-0.25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083in" fo:margin-right="0in" fo:line-height="0.1728in" fo:text-indent="-0.1091in" style:auto-text-indent="false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.5pt" style:font-name-asian="Cambria1" style:font-family-asian="Cambria" style:font-family-generic-asian="system" style:font-pitch-asian="variable" style:font-size-asian="13.5pt" style:font-name-complex="Cambria1" style:font-family-complex="Cambria" style:font-family-generic-complex="system" style:font-pitch-complex="variable" style:font-size-complex="13.5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anity-name_5f__5f_domain" style:display-name="vanity-name__domain" style:family="text" style:parent-style-name="Default_20_Paragraph_20_Font"/>
    <style:style style:name="break-words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Label_20_1" style:display-name="ListLabel 1" style:family="text">
      <style:text-properties fo:font-size="12pt" fo:language="en" fo:country="US" fo:font-style="normal" fo:font-weight="normal" style:font-name-asian="Arial" style:font-family-asian="Arial" style:font-family-generic-asian="system" style:font-pitch-asian="variable" style:font-size-asian="1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scale="75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anguage="en" fo:country="US" fo:font-style="normal" fo:font-weight="normal" style:font-name-asian="Symbol1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1pt" fo:language="en" fo:country="US" fo:font-style="normal" fo:font-weight="normal" style:font-name-asian="Symbol1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font-size="11pt" fo:language="en" fo:country="US" fo:font-style="normal" fo:font-weight="normal" style:font-name-asian="Symbol1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1pt" fo:language="en" fo:country="US" fo:font-style="normal" fo:font-weight="normal" style:font-name-asian="Symbol1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fo:font-style="normal" fo:font-weight="normal" style:font-name-asian="Symbol1" style:font-family-asian="Symbol" style:font-family-generic-asian="system" style:font-pitch-asian="variable" style:font-size-asian="12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■">
        <style:list-level-properties text:list-level-position-and-space-mode="label-alignment">
          <style:list-level-label-alignment text:label-followed-by="listtab" fo:text-indent="-0.25in" fo:margin-left="1.0811in"/>
        </style:list-level-properties>
        <style:text-properties fo:font-family="Arial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25in" fo:margin-left="1.7402in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5in" fo:margin-left="2.3972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3.0543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5in" fo:margin-left="3.711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5in" fo:margin-left="4.3681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5.0252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5in" fo:margin-left="5.6819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5in" fo:margin-left="6.33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1091in" fo:margin-left="0.4402in"/>
        </style:list-level-properties>
        <style:text-properties style:font-name="Symbol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1091in" fo:margin-left="0.5091in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1091in" fo:margin-left="0.5744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1091in" fo:margin-left="0.63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1091in" fo:margin-left="0.7043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1091in" fo:margin-left="0.7689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1091in" fo:margin-left="0.8339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1091in" fo:margin-left="0.8984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1091in" fo:margin-left="0.963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1091in" fo:margin-left="0.2681in"/>
        </style:list-level-properties>
        <style:text-properties style:font-name="Symbol"/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1091in" fo:margin-left="0.3701in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1091in" fo:margin-left="0.4764in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1091in" fo:margin-left="0.5827in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1091in" fo:margin-left="0.689in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1091in" fo:margin-left="0.7957in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1091in" fo:margin-left="0.902in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1091in" fo:margin-left="1.0083in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1091in" fo:margin-left="1.114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1091in" fo:margin-left="0.3429in"/>
        </style:list-level-properties>
        <style:text-properties style:font-name="Symbol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1091in" fo:margin-left="0.4693in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1091in" fo:margin-left="0.5925in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1091in" fo:margin-left="0.7154in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1091in" fo:margin-left="0.8382in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1091in" fo:margin-left="0.961in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1091in" fo:margin-left="1.0835in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1091in" fo:margin-left="1.2063in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1091in" fo:margin-left="1.329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25in" fo:margin-left="0.2846in"/>
        </style:list-level-properties>
        <style:text-properties style:font-name="Symbo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25in" fo:margin-left="0.4047in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25in" fo:margin-left="0.5319in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25in" fo:margin-left="0.6591in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25in" fo:margin-left="0.7862in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25in" fo:margin-left="0.9138in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25in" fo:margin-left="1.0409in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25in" fo:margin-left="1.1681in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25in" fo:margin-left="1.0811in"/>
        </style:list-level-properties>
        <style:text-properties style:font-name="Symbol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25in" fo:margin-left="1.7402in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25in" fo:margin-left="2.3972in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25in" fo:margin-left="3.0543in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25in" fo:margin-left="3.711in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25in" fo:margin-left="4.3681in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25in" fo:margin-left="5.0252in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25in" fo:margin-left="5.6819in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25in" fo:margin-left="6.33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6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57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8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0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ahle, Ryan</meta:initial-creator>
    <meta:editing-cycles>197</meta:editing-cycles>
    <meta:creation-date>2022-10-19T20:12:00</meta:creation-date>
    <dc:date>2023-07-23T11:29:06.849720973</dc:date>
    <meta:generator>LibreOffice/6.4.7.2$Linux_X86_64 LibreOffice_project/40$Build-2</meta:generator>
    <meta:editing-duration>PT4M41S</meta:editing-duration>
    <meta:document-statistic meta:table-count="0" meta:image-count="0" meta:object-count="0" meta:page-count="2" meta:paragraph-count="33" meta:word-count="279" meta:character-count="1937" meta:non-whitespace-character-count="1696"/>
    <meta:user-defined meta:name="AppVersion">16.0000</meta:user-defined>
    <meta:user-defined meta:name="DocSecurity" meta:value-type="float">0</meta:user-defined>
    <meta:user-defined meta:name="GrammarlyDocumentId">6bc027f1-9cba-432b-9790-054987ad71a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